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ce Script MT" svg:font-family="'Palace Script MT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7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5cm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000000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P1" style:family="paragraph">
      <style:paragraph-properties fo:text-align="center"/>
      <style:text-properties style:font-name="Palatino Linotype" fo:font-size="11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5cm" svg:height="1.5cm" svg:x="12.75cm" svg:y="1cm">
          <text:p text:style-name="P1">Performance 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775cm" svg:height="1.5cm" svg:x="4.725cm" svg:y="4.5cm">
          <text:p text:style-name="P1">Quantitative </text:p>
          <text:p text:style-name="P1">Model Based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774cm" svg:height="1.5cm" svg:x="13.226cm" svg:y="4.5cm">
          <text:p text:style-name="P1">Qualitative </text:p>
          <text:p text:style-name="P1">Model Based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775cm" svg:height="1.5cm" svg:x="20.225cm" svg:y="4.5cm">
          <text:p text:style-name="P1">Data</text:p>
          <text:p text:style-name="P1">Base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4.625cm" svg:y1="2.5cm" svg:x2="6.612cm" svg:y2="4.5cm" draw:start-shape="id1" draw:start-glue-point="2" draw:end-shape="id2" draw:end-glue-point="0" svg:d="M14625 2500v1000h-8013v1000" svg:viewBox="0 0 8014 2001">
          <text:p/>
        </draw:connector>
        <draw:connector draw:style-name="gr4" draw:text-style-name="P2" draw:layer="layout" svg:x1="14.625cm" svg:y1="2.5cm" svg:x2="15.113cm" svg:y2="4.5cm" draw:start-shape="id1" draw:start-glue-point="2" draw:end-shape="id3" draw:end-glue-point="0" svg:d="M14625 2500v1000h488v1000" svg:viewBox="0 0 489 2001">
          <text:p/>
        </draw:connector>
        <draw:connector draw:style-name="gr4" draw:text-style-name="P2" draw:layer="layout" svg:x1="14.625cm" svg:y1="2.5cm" svg:x2="22.112cm" svg:y2="4.5cm" draw:start-shape="id1" draw:start-glue-point="2" draw:end-shape="id4" draw:end-glue-point="0" svg:d="M14625 2500v1000h7487v1000" svg:viewBox="0 0 7488 2001">
          <text:p/>
        </draw:connector>
        <draw:custom-shape draw:style-name="gr5" draw:text-style-name="P1" xml:id="id25" draw:id="id25" draw:layer="layout" svg:width="3cm" svg:height="1.5cm" svg:x="2.5cm" svg:y="7.5cm">
          <text:p text:style-name="P1">Detailed </text:p>
          <text:p text:style-name="P1">Physical Models</text:p>
          <draw:enhanced-geometry svg:viewBox="0 0 21600 21600" draw:type="rectangle" draw:enhanced-path="M 0 0 L 21600 0 21600 21600 0 21600 0 0 Z N"/>
        </draw:custom-shape>
        <draw:custom-shape draw:style-name="gr5" draw:text-style-name="P1" xml:id="id26" draw:id="id26" draw:layer="layout" svg:width="3cm" svg:height="1.5cm" svg:x="6cm" svg:y="7.5cm">
          <text:p text:style-name="P1">Simplified </text:p>
          <text:p text:style-name="P1">Physical Model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cm" svg:height="1.5cm" svg:x="9.5cm" svg:y="7.5cm">
          <text:p text:style-name="P1">Rule-Based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cm" svg:height="1.5cm" svg:x="15.5cm" svg:y="7.5cm">
          <text:p text:style-name="P1">Qualitative </text:p>
          <text:p text:style-name="P1">Physics Base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113cm" svg:y1="6cm" svg:x2="11cm" svg:y2="7.5cm" draw:start-shape="id3" draw:start-glue-point="2" draw:end-shape="id5" draw:end-glue-point="0" svg:d="M15113 6000v750h-4113v750" svg:viewBox="0 0 4114 1501">
          <text:p/>
        </draw:connector>
        <draw:connector draw:style-name="gr4" draw:text-style-name="P2" draw:layer="layout" svg:x1="15.113cm" svg:y1="6cm" svg:x2="17cm" svg:y2="7.5cm" draw:start-shape="id3" draw:start-glue-point="2" draw:end-shape="id6" draw:end-glue-point="0" svg:d="M15113 6000v750h1887v750" svg:viewBox="0 0 1888 1501">
          <text:p/>
        </draw:connector>
        <draw:custom-shape draw:style-name="gr5" draw:text-style-name="P1" xml:id="id16" draw:id="id16" draw:layer="layout" svg:width="3cm" svg:height="1.5cm" svg:x="7cm" svg:y="10.5cm">
          <text:p text:style-name="P1">Expert Systems</text:p>
          <draw:enhanced-geometry svg:viewBox="0 0 21600 21600" draw:type="rectangle" draw:enhanced-path="M 0 0 L 21600 0 21600 21600 0 21600 0 0 Z N"/>
        </draw:custom-shape>
        <draw:custom-shape draw:style-name="gr5" draw:text-style-name="P1" xml:id="id17" draw:id="id17" draw:layer="layout" svg:width="3cm" svg:height="1.5cm" svg:x="7cm" svg:y="12.5cm">
          <text:p text:style-name="P1">First Principles</text:p>
          <text:p text:style-name="P1">Based</text:p>
          <draw:enhanced-geometry svg:viewBox="0 0 21600 21600" draw:type="rectangle" draw:enhanced-path="M 0 0 L 21600 0 21600 21600 0 21600 0 0 Z N"/>
        </draw:custom-shape>
        <draw:custom-shape draw:style-name="gr5" draw:text-style-name="P1" xml:id="id18" draw:id="id18" draw:layer="layout" svg:width="3cm" svg:height="1.5cm" svg:x="7cm" svg:y="14.5cm">
          <text:p text:style-name="P1">Limits and </text:p>
          <text:p text:style-name="P1">Alarms</text:p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3cm" svg:height="1.5cm" svg:x="19cm" svg:y="8cm">
          <text:p text:style-name="P1">Gray Box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cm" svg:height="1.5cm" svg:x="22.5cm" svg:y="8cm">
          <text:p text:style-name="P1">Black Box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3cm" svg:height="1.5cm" svg:x="20cm" svg:y="10cm">
          <text:p text:style-name="P1">ANN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3cm" svg:height="1.5cm" svg:x="20cm" svg:y="12cm">
          <text:p text:style-name="P1">Association Rule </text:p>
          <text:p text:style-name="P1">Learni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3cm" svg:height="1.5cm" svg:x="20cm" svg:y="14cm">
          <text:p text:style-name="P1">Bayesian </text:p>
          <text:p text:style-name="P1">Networks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3cm" svg:height="1.5cm" svg:x="20cm" svg:y="16cm">
          <text:p text:style-name="P1">Clusteri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cm" svg:height="1.5cm" svg:x="25cm" svg:y="10cm">
          <text:p text:style-name="P1">Decision Tree </text:p>
          <text:p text:style-name="P1">Learni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3cm" svg:height="1.5cm" svg:x="25cm" svg:y="12cm">
          <text:p text:style-name="P1">Genetic </text:p>
          <text:p text:style-name="P1">Algorithms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3cm" svg:height="1.5cm" svg:x="25cm" svg:y="14cm">
          <text:p text:style-name="P1">PCA</text:p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3cm" svg:height="1.5cm" svg:x="25cm" svg:y="16cm">
          <text:p text:style-name="P1">SVM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4cm" svg:y1="9.5cm" svg:x2="23cm" svg:y2="10.75cm" draw:start-shape="id7" draw:start-glue-point="2" draw:end-shape="id8" draw:end-glue-point="1" svg:d="M24000 9500v1250h-1000" svg:viewBox="0 0 1001 1251">
          <text:p/>
        </draw:connector>
        <draw:connector draw:style-name="gr4" draw:text-style-name="P2" draw:layer="layout" svg:x1="24cm" svg:y1="9.5cm" svg:x2="23cm" svg:y2="12.75cm" draw:start-shape="id7" draw:start-glue-point="2" draw:end-shape="id9" draw:end-glue-point="1" svg:d="M24000 9500v3250h-1000" svg:viewBox="0 0 1001 3251">
          <text:p/>
        </draw:connector>
        <draw:connector draw:style-name="gr4" draw:text-style-name="P2" draw:layer="layout" svg:x1="24cm" svg:y1="9.5cm" svg:x2="25cm" svg:y2="10.75cm" draw:start-shape="id7" draw:start-glue-point="2" draw:end-shape="id10" draw:end-glue-point="3" svg:d="M24000 9500v1250h1000" svg:viewBox="0 0 1001 1251">
          <text:p/>
        </draw:connector>
        <draw:connector draw:style-name="gr4" draw:text-style-name="P2" draw:layer="layout" svg:x1="24cm" svg:y1="9.5cm" svg:x2="23cm" svg:y2="14.75cm" draw:start-shape="id7" draw:start-glue-point="2" draw:end-shape="id11" draw:end-glue-point="1" svg:d="M24000 9500v5250h-1000" svg:viewBox="0 0 1001 5251">
          <text:p/>
        </draw:connector>
        <draw:connector draw:style-name="gr4" draw:text-style-name="P2" draw:layer="layout" svg:x1="24cm" svg:y1="9.5cm" svg:x2="23cm" svg:y2="16.75cm" draw:start-shape="id7" draw:start-glue-point="2" draw:end-shape="id12" draw:end-glue-point="1" svg:d="M24000 9500v7250h-1000" svg:viewBox="0 0 1001 7251">
          <text:p/>
        </draw:connector>
        <draw:connector draw:style-name="gr4" draw:text-style-name="P2" draw:layer="layout" svg:x1="24cm" svg:y1="9.5cm" svg:x2="25cm" svg:y2="12.75cm" draw:start-shape="id7" draw:start-glue-point="2" draw:end-shape="id13" draw:end-glue-point="3" svg:d="M24000 9500v3250h1000" svg:viewBox="0 0 1001 3251">
          <text:p/>
        </draw:connector>
        <draw:connector draw:style-name="gr4" draw:text-style-name="P2" draw:layer="layout" svg:x1="24cm" svg:y1="9.5cm" svg:x2="25cm" svg:y2="14.75cm" draw:start-shape="id7" draw:start-glue-point="2" draw:end-shape="id14" draw:end-glue-point="3" svg:d="M24000 9500v5250h1000" svg:viewBox="0 0 1001 5251">
          <text:p/>
        </draw:connector>
        <draw:connector draw:style-name="gr4" draw:text-style-name="P2" draw:layer="layout" svg:x1="24cm" svg:y1="9.5cm" svg:x2="25cm" svg:y2="16.75cm" draw:start-shape="id7" draw:start-glue-point="2" draw:end-shape="id15" draw:end-glue-point="3" svg:d="M24000 9500v7250h1000" svg:viewBox="0 0 1001 7251">
          <text:p/>
        </draw:connector>
        <draw:line draw:style-name="gr6" draw:text-style-name="P2" draw:layer="layout" svg:x1="24.5cm" svg:y1="11cm" svg:x2="24.5cm" svg:y2="20.5cm">
          <text:p/>
        </draw:line>
        <draw:line draw:style-name="gr6" draw:text-style-name="P2" draw:layer="layout" svg:x1="13cm" svg:y1="0cm" svg:x2="17cm" svg:y2="0cm">
          <text:p/>
        </draw:line>
        <draw:custom-shape draw:style-name="gr5" draw:text-style-name="P1" xml:id="id23" draw:id="id23" draw:layer="layout" svg:width="3cm" svg:height="1.5cm" svg:x="11.5cm" svg:y="12.5cm">
          <text:p text:style-name="P1">AHP</text:p>
          <draw:enhanced-geometry svg:viewBox="0 0 21600 21600" draw:type="rectangle" draw:enhanced-path="M 0 0 L 21600 0 21600 21600 0 21600 0 0 Z N"/>
        </draw:custom-shape>
        <draw:custom-shape draw:style-name="gr5" draw:text-style-name="P1" xml:id="id21" draw:id="id21" draw:layer="layout" svg:width="3cm" svg:height="1.5cm" svg:x="11.5cm" svg:y="10.5cm">
          <text:p text:style-name="P1">Physical</text:p>
          <text:p text:style-name="P1">Redundancy</text:p>
          <draw:enhanced-geometry svg:viewBox="0 0 21600 21600" draw:type="rectangle" draw:enhanced-path="M 0 0 L 21600 0 21600 21600 0 21600 0 0 Z N"/>
        </draw:custom-shape>
        <draw:custom-shape draw:style-name="gr5" draw:text-style-name="P1" xml:id="id22" draw:id="id22" draw:layer="layout" svg:width="3cm" svg:height="1.5cm" svg:x="16cm" svg:y="10.5cm">
          <text:p text:style-name="P1">Fault Tree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5" draw:text-style-name="P1" xml:id="id20" draw:id="id20" draw:layer="layout" svg:width="3cm" svg:height="1.5cm" svg:x="16cm" svg:y="12.5cm">
          <text:p text:style-name="P1">FMEA / </text:p>
          <text:p text:style-name="P1">FMECA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cm" svg:y1="9cm" svg:x2="10cm" svg:y2="11.25cm" draw:start-shape="id5" draw:start-glue-point="2" draw:end-shape="id16" draw:end-glue-point="1" svg:d="M11000 9000v2250h-1000" svg:viewBox="0 0 1001 2251">
          <text:p/>
        </draw:connector>
        <draw:connector draw:style-name="gr4" draw:text-style-name="P2" draw:layer="layout" svg:x1="11cm" svg:y1="9cm" svg:x2="10cm" svg:y2="13.25cm" draw:start-shape="id5" draw:start-glue-point="2" draw:end-shape="id17" draw:end-glue-point="1" svg:d="M11000 9000v4250h-1000" svg:viewBox="0 0 1001 4251">
          <text:p/>
        </draw:connector>
        <draw:connector draw:style-name="gr4" draw:text-style-name="P2" draw:layer="layout" svg:x1="11cm" svg:y1="9cm" svg:x2="10cm" svg:y2="15.25cm" draw:start-shape="id5" draw:start-glue-point="2" draw:end-shape="id18" draw:end-glue-point="1" svg:d="M11000 9000v6250h-1000" svg:viewBox="0 0 1001 6251">
          <text:p/>
        </draw:connector>
        <draw:connector draw:style-name="gr4" draw:text-style-name="P2" draw:layer="layout" svg:x1="22.112cm" svg:y1="6cm" svg:x2="20.5cm" svg:y2="8cm" draw:start-shape="id4" draw:start-glue-point="2" draw:end-shape="id19" draw:end-glue-point="0" svg:d="M22112 6000v1000h-1612v1000" svg:viewBox="0 0 1613 2001">
          <text:p/>
        </draw:connector>
        <draw:connector draw:style-name="gr4" draw:text-style-name="P2" draw:layer="layout" svg:x1="22.112cm" svg:y1="6cm" svg:x2="24cm" svg:y2="8cm" draw:start-shape="id4" draw:start-glue-point="2" draw:end-shape="id7" draw:end-glue-point="0" svg:d="M22112 6000v1000h1888v1000" svg:viewBox="0 0 1889 2001">
          <text:p/>
        </draw:connector>
        <draw:connector draw:style-name="gr4" draw:text-style-name="P2" draw:layer="layout" svg:x1="15.113cm" svg:y1="6cm" svg:x2="16cm" svg:y2="13.25cm" draw:start-shape="id3" draw:start-glue-point="2" draw:end-shape="id20" draw:end-glue-point="3" svg:d="M15113 6000v7250h887" svg:viewBox="0 0 888 7251">
          <text:p/>
        </draw:connector>
        <draw:connector draw:style-name="gr4" draw:text-style-name="P2" draw:layer="layout" svg:x1="15.113cm" svg:y1="6cm" svg:x2="14.5cm" svg:y2="11.25cm" draw:start-shape="id3" draw:start-glue-point="2" draw:end-shape="id21" draw:end-glue-point="1" svg:d="M15113 6000v5250h-613" svg:viewBox="0 0 614 5251">
          <text:p/>
        </draw:connector>
        <draw:connector draw:style-name="gr4" draw:text-style-name="P2" draw:layer="layout" svg:x1="15.113cm" svg:y1="6cm" svg:x2="16cm" svg:y2="11.25cm" draw:start-shape="id3" draw:start-glue-point="2" draw:end-shape="id22" draw:end-glue-point="3" svg:d="M15113 6000v5250h887" svg:viewBox="0 0 888 5251">
          <text:p/>
        </draw:connector>
        <draw:connector draw:style-name="gr4" draw:text-style-name="P2" draw:layer="layout" svg:x1="15.113cm" svg:y1="6cm" svg:x2="14.5cm" svg:y2="13.25cm" draw:start-shape="id3" draw:start-glue-point="2" draw:end-shape="id23" draw:end-glue-point="1" svg:d="M15113 6000v7250h-613" svg:viewBox="0 0 614 7251">
          <text:p/>
        </draw:connector>
        <draw:custom-shape draw:style-name="gr5" draw:text-style-name="P1" xml:id="id28" draw:id="id28" draw:layer="layout" svg:width="3cm" svg:height="1.5cm" svg:x="2.5cm" svg:y="11cm">
          <text:p text:style-name="P1">Kalman Filters</text:p>
          <draw:enhanced-geometry svg:viewBox="0 0 21600 21600" draw:type="rectangle" draw:enhanced-path="M 0 0 L 21600 0 21600 21600 0 21600 0 0 Z N"/>
        </draw:custom-shape>
        <draw:custom-shape draw:style-name="gr5" draw:text-style-name="P1" xml:id="id30" draw:id="id30" draw:layer="layout" svg:width="3cm" svg:height="1.5cm" svg:x="2.5cm" svg:y="13cm">
          <text:p text:style-name="P1">Diagnostic </text:p>
          <text:p text:style-name="P1">Observers</text:p>
          <draw:enhanced-geometry svg:viewBox="0 0 21600 21600" draw:type="rectangle" draw:enhanced-path="M 0 0 L 21600 0 21600 21600 0 21600 0 0 Z N"/>
        </draw:custom-shape>
        <draw:custom-shape draw:style-name="gr5" draw:text-style-name="P1" xml:id="id32" draw:id="id32" draw:layer="layout" svg:width="3cm" svg:height="1.5cm" svg:x="2.5cm" svg:y="15cm">
          <text:p text:style-name="P1">Parity Relations</text:p>
          <draw:enhanced-geometry svg:viewBox="0 0 21600 21600" draw:type="rectangle" draw:enhanced-path="M 0 0 L 21600 0 21600 21600 0 21600 0 0 Z N"/>
        </draw:custom-shape>
        <draw:custom-shape draw:style-name="gr5" draw:text-style-name="P1" xml:id="id34" draw:id="id34" draw:layer="layout" svg:width="3cm" svg:height="1.5cm" svg:x="2.5cm" svg:y="17cm">
          <text:p text:style-name="P1">Parameter</text:p>
          <text:p text:style-name="P1">Estima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24" draw:id="id24" draw:layer="layout" svg:width="3cm" svg:height="1.5cm" svg:x="11.5cm" svg:y="14.5cm">
          <text:p text:style-name="P1">Spectrum </text:p>
          <text:p text:style-name="P1">Analysi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113cm" svg:y1="6cm" svg:x2="14.5cm" svg:y2="15.25cm" draw:start-shape="id3" draw:start-glue-point="2" draw:end-shape="id24" draw:end-glue-point="1" svg:d="M15113 6000v9250h-613" svg:viewBox="0 0 614 9251">
          <text:p/>
        </draw:connector>
        <draw:line draw:style-name="gr6" draw:text-style-name="P2" draw:layer="layout" svg:x1="12.5cm" svg:y1="0.5cm" svg:x2="17cm" svg:y2="0.5cm">
          <text:p/>
        </draw:line>
        <draw:line draw:style-name="gr6" draw:text-style-name="P2" draw:layer="layout" svg:x1="0.5cm" svg:y1="8cm" svg:x2="0.5cm" svg:y2="12.5cm">
          <text:p/>
        </draw:line>
        <draw:line draw:style-name="gr6" draw:text-style-name="P2" draw:layer="layout" svg:x1="29cm" svg:y1="8.5cm" svg:x2="29cm" svg:y2="11.5cm">
          <text:p/>
        </draw:line>
        <draw:line draw:style-name="gr6" draw:text-style-name="P2" draw:layer="layout" svg:x1="12.5cm" svg:y1="20.5cm" svg:x2="16.5cm" svg:y2="20.5cm">
          <text:p/>
        </draw:line>
        <draw:connector draw:style-name="gr4" draw:text-style-name="P2" draw:layer="layout" svg:x1="6.612cm" svg:y1="6cm" svg:x2="4cm" svg:y2="7.5cm" draw:start-shape="id2" draw:start-glue-point="2" draw:end-shape="id25" draw:end-glue-point="0" svg:d="M6612 6000v750h-2612v750" svg:viewBox="0 0 2613 1501">
          <text:p/>
        </draw:connector>
        <draw:connector draw:style-name="gr4" draw:text-style-name="P2" draw:layer="layout" svg:x1="6.612cm" svg:y1="6cm" svg:x2="7.5cm" svg:y2="7.5cm" draw:start-shape="id2" draw:start-glue-point="2" draw:end-shape="id26" draw:end-glue-point="0" svg:d="M6612 6000v750h888v750" svg:viewBox="0 0 889 1501">
          <text:p/>
        </draw:connector>
        <draw:line draw:style-name="gr7" draw:text-style-name="P2" xml:id="id27" draw:id="id27" draw:layer="layout" svg:x1="6.5cm" svg:y1="10.5cm" svg:x2="6.5cm" svg:y2="10cm">
          <text:p/>
        </draw:line>
        <draw:connector draw:style-name="gr8" draw:text-style-name="P2" draw:layer="layout" svg:x1="7.5cm" svg:y1="9cm" svg:x2="6.5cm" svg:y2="10cm" draw:start-shape="id26" draw:start-glue-point="2" draw:end-shape="id27" draw:end-glue-point="0" svg:d="M7500 9000v1000h-1000" svg:viewBox="0 0 1001 1001">
          <text:p/>
        </draw:connector>
        <draw:connector draw:style-name="gr9" draw:text-style-name="P2" xml:id="id29" draw:id="id29" draw:layer="layout" svg:x1="6.5cm" svg:y1="10.5cm" svg:x2="5.5cm" svg:y2="11.75cm" draw:start-shape="id27" draw:start-glue-point="2" draw:end-shape="id28" draw:end-glue-point="1" svg:d="M6500 10500v1250h-1000" svg:viewBox="0 0 1001 1251">
          <text:p/>
        </draw:connector>
        <draw:connector draw:style-name="gr9" draw:text-style-name="P2" xml:id="id31" draw:id="id31" draw:layer="layout" svg:x1="6.5cm" svg:y1="11.75cm" svg:x2="5.5cm" svg:y2="13.75cm" draw:start-shape="id29" draw:start-glue-point="0" draw:end-shape="id30" draw:end-glue-point="1" svg:d="M6500 11750v2000h-1000" svg:viewBox="0 0 1001 2001">
          <text:p/>
        </draw:connector>
        <draw:connector draw:style-name="gr9" draw:text-style-name="P2" xml:id="id33" draw:id="id33" draw:layer="layout" svg:x1="6.5cm" svg:y1="13.75cm" svg:x2="5.5cm" svg:y2="15.75cm" draw:start-shape="id31" draw:start-glue-point="0" draw:end-shape="id32" draw:end-glue-point="1" svg:d="M6500 13750v2000h-1000" svg:viewBox="0 0 1001 2001">
          <text:p/>
        </draw:connector>
        <draw:connector draw:style-name="gr9" draw:text-style-name="P2" draw:layer="layout" svg:x1="6.5cm" svg:y1="15.75cm" svg:x2="5.5cm" svg:y2="17.75cm" draw:start-shape="id33" draw:start-glue-point="0" draw:end-shape="id34" draw:end-glue-point="1" svg:d="M6500 15750v2000h-1000" svg:viewBox="0 0 1001 2001">
          <text:p/>
        </draw:connector>
        <draw:connector draw:style-name="gr8" draw:text-style-name="P2" draw:layer="layout" svg:x1="4cm" svg:y1="9cm" svg:x2="6.5cm" svg:y2="10cm" draw:start-shape="id25" draw:start-glue-point="2" draw:end-shape="id27" draw:end-glue-point="0" svg:d="M4000 9000v1000h2500" svg:viewBox="0 0 25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ce Script MT" svg:font-family="'Palace Script MT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9-30T14:41:00.330000000</meta:creation-date>
    <dc:date>2015-09-30T16:26:50.925000000</dc:date>
    <dc:creator>Seán Hayes</dc:creator>
    <meta:editing-duration>PT13M41S</meta:editing-duration>
    <meta:editing-cycles>2</meta:editing-cycles>
    <meta:generator>LibreOffice/4.3.0.4$Windows_x86 LibreOffice_project/62ad5818884a2fc2e5780dd45466868d41009ec0</meta:generator>
    <meta:document-statistic meta:object-count="68"/>
  </office:meta>
</office:document-meta>
</file>